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11.76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6cm"/>
    </style:style>
    <style:style style:name="co10" style:family="table-column">
      <style:table-column-properties fo:break-before="auto" style:column-width="8.624cm"/>
    </style:style>
    <style:style style:name="co11" style:family="table-column">
      <style:table-column-properties fo:break-before="auto" style:column-width="11.675cm"/>
    </style:style>
    <style:style style:name="co12" style:family="table-column">
      <style:table-column-properties fo:break-before="auto" style:column-width="2.155cm"/>
    </style:style>
    <style:style style:name="co13" style:family="table-column">
      <style:table-column-properties fo:break-before="auto" style:column-width="2.604cm"/>
    </style:style>
    <style:style style:name="co14" style:family="table-column">
      <style:table-column-properties fo:break-before="auto" style:column-width="8.79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parametros">
      <style:table-properties table:display="true" style:writing-mode="lr-tb"/>
    </style:style>
    <style:style style:name="ta2" style:family="table" style:master-page-name="PageStyle_5f_inputs">
      <style:table-properties table:display="true" style:writing-mode="lr-tb"/>
    </style:style>
    <style:style style:name="ta3" style:family="table" style:master-page-name="PageStyle_5f_send_5f_to_5f_pl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_20_1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Input" style:data-style-name="N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Input" style:data-style-name="N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_20_1" style:data-style-name="N1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_20_1" style:data-style-name="N100"/>
    <style:style style:name="ce7" style:family="table-cell" style:parent-style-name="Excel_20_Built-in_20_Normal_20_1">
      <style:text-properties style:text-underline-style="none"/>
    </style:style>
    <style:style style:name="ce8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inputs.A6">
          <table:error-message table:message-type="stop" table:display="true"/>
        </table:content-validation>
      </table:content-validations>
      <table:table table:name="parametros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5" table:default-cell-style-name="Excel_20_Built-in_20_Normal_20_1"/>
        <table:table-column table:style-name="co6" table:default-cell-style-name="Excel_20_Built-in_20_Normal_20_1"/>
        <table:table-column table:style-name="co7" table:number-columns-repeated="250" table:default-cell-style-name="Excel_20_Built-in_20_Normal_20_1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usal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Descripcion</text:p>
          </table:table-cell>
          <table:table-cell table:style-name="ce1" office:value-type="string">
            <text:p>Unidades</text:p>
          </table:table-cell>
          <table:table-cell table:number-columns-repeated="250"/>
        </table:table-row>
        <table:table-row table:style-name="ro2">
          <table:table-cell office:value-type="string">
            <text:p>I</text:p>
          </table:table-cell>
          <table:table-cell office:value-type="string">
            <text:p>parameter</text:p>
          </table:table-cell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]</text:p>
          </table:table-cell>
          <table:table-cell table:number-columns-repeated="250"/>
        </table:table-row>
        <table:table-row table:style-name="ro2">
          <table:table-cell office:value-type="string">
            <text:p>M</text:p>
          </table:table-cell>
          <table:table-cell office:value-type="string">
            <text:p>calculatedParameter</text:p>
          </table:table-cell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[]</text:p>
          </table:table-cell>
          <table:table-cell table:number-columns-repeated="250"/>
        </table:table-row>
        <table:table-row table:style-name="ro2">
          <table:table-cell office:value-type="string">
            <text:p>N</text:p>
          </table:table-cell>
          <table:table-cell office:value-type="string">
            <text:p>calculatedParameter</text:p>
          </table:table-cell>
          <table:table-cell table:style-name="ce2"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[]</text:p>
          </table:table-cell>
          <table:table-cell table:number-columns-repeated="250"/>
        </table:table-row>
        <table:table-row table:style-name="ro1" table:number-rows-repeated="24">
          <table:table-cell table:style-name="Default" table:number-columns-repeated="6"/>
          <table:table-cell table:number-columns-repeated="250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parametros.$A$1:.$F$28"/>
          <table:named-range table:name="Excel_BuiltIn__FilterDatabase" table:base-cell-address="$parametros.$A$1" table:cell-range-address="$parametros.$A$1:.$F$28"/>
          <table:named-range table:name="Excel_BuiltIn__FilterDatabase" table:base-cell-address="$parametros.$A$1" table:cell-range-address="$parametros.$A$1:.$F$28"/>
        </table:named-expressions>
      </table:table>
      <table:table table:name="inputs" table:style-name="ta2" table:print="false">
        <office:forms form:automatic-focus="false" form:apply-design-mode="false"/>
        <table:table-column table:style-name="co9" table:default-cell-style-name="Excel_20_Built-in_20_Normal_20_1"/>
        <table:table-column table:style-name="co7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10" table:default-cell-style-name="Excel_20_Built-in_20_Normal_20_1"/>
        <table:table-column table:style-name="co11" table:default-cell-style-name="Excel_20_Built-in_20_Normal_20_1"/>
        <table:table-column table:style-name="co6" table:default-cell-style-name="Excel_20_Built-in_20_Normal_20_1"/>
        <table:table-column table:style-name="co7" table:number-columns-repeated="249" table:default-cell-style-name="Excel_20_Built-in_20_Normal_20_1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causal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node_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Unidades</text:p>
          </table:table-cell>
          <table:table-cell table:number-columns-repeated="249"/>
        </table:table-row>
        <table:table-row table:style-name="ro2">
          <table:table-cell office:value-type="string">
            <text:p>power[3]</text:p>
          </table:table-cell>
          <table:table-cell table:style-name="ce1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3" office:value-type="string">
            <text:p>ns=3;i=1001</text:p>
          </table:table-cell>
          <table:table-cell/>
          <table:table-cell office:value-type="string">
            <text:p>[%]</text:p>
          </table:table-cell>
          <table:table-cell table:number-columns-repeated="249"/>
        </table:table-row>
        <table:table-row table:style-name="ro2">
          <table:table-cell office:value-type="string">
            <text:p>power[2]</text:p>
          </table:table-cell>
          <table:table-cell table:style-name="ce1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style-name="ce3" office:value-type="string">
            <text:p>ns=3;i=1001</text:p>
          </table:table-cell>
          <table:table-cell/>
          <table:table-cell office:value-type="string">
            <text:p>[%]</text:p>
          </table:table-cell>
          <table:table-cell table:number-columns-repeated="249"/>
        </table:table-row>
        <table:table-row table:style-name="ro2">
          <table:table-cell office:value-type="string">
            <text:p>power[1]</text:p>
          </table:table-cell>
          <table:table-cell table:style-name="ce1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style-name="ce3" office:value-type="string">
            <text:p>ns=3;i=1001</text:p>
          </table:table-cell>
          <table:table-cell table:style-name="ce1"/>
          <table:table-cell office:value-type="string">
            <text:p>[%]</text:p>
          </table:table-cell>
          <table:table-cell table:number-columns-repeated="249"/>
        </table:table-row>
        <table:table-row table:style-name="ro2">
          <table:table-cell office:value-type="string">
            <text:p>vfr</text:p>
          </table:table-cell>
          <table:table-cell table:style-name="ce1" office:value-type="string">
            <text:p>input</text:p>
          </table:table-cell>
          <table:table-cell office:value-type="float" office:value="750">
            <text:p>750</text:p>
          </table:table-cell>
          <table:table-cell office:value-type="float" office:value="173">
            <text:p>173</text:p>
          </table:table-cell>
          <table:table-cell table:style-name="ce3"/>
          <table:table-cell table:style-name="ce1"/>
          <table:table-cell table:style-name="ce1" office:value-type="string">
            <text:p>[m³/s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abs_in</text:p>
          </table:table-cell>
          <table:table-cell table:style-name="ce1" office:value-type="string">
            <text:p>input</text:p>
          </table:table-cell>
          <table:table-cell table:style-name="ce2"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3"/>
          <table:table-cell/>
          <table:table-cell office:value-type="string">
            <text:p>[1/m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rho_a1_in</text:p>
          </table:table-cell>
          <table:table-cell table:style-name="ce1" office:value-type="string">
            <text:p>input</text:p>
          </table:table-cell>
          <table:table-cell table:style-name="ce2" office:value-type="float" office:value="100000">
            <text:p>100000</text:p>
          </table:table-cell>
          <table:table-cell office:value-type="float" office:value="75">
            <text:p>75</text:p>
          </table:table-cell>
          <table:table-cell table:style-name="ce3"/>
          <table:table-cell/>
          <table:table-cell table:style-name="ce1" office:value-type="string">
            <text:p>[UFC/100ml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rho_a2_in</text:p>
          </table:table-cell>
          <table:table-cell table:style-name="ce1" office:value-type="string">
            <text:p>input</text:p>
          </table:table-cell>
          <table:table-cell table:style-name="ce2" office:value-type="float" office:value="8000">
            <text:p>8000</text:p>
          </table:table-cell>
          <table:table-cell office:value-type="float" office:value="76">
            <text:p>76</text:p>
          </table:table-cell>
          <table:table-cell table:style-name="ce3"/>
          <table:table-cell/>
          <table:table-cell table:style-name="ce1" office:value-type="string">
            <text:p>[UFC/100ml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rho_a3_in</text:p>
          </table:table-cell>
          <table:table-cell table:style-name="ce1" office:value-type="string">
            <text:p>input</text:p>
          </table:table-cell>
          <table:table-cell table:style-name="ce2" office:value-type="float" office:value="1000">
            <text:p>1000</text:p>
          </table:table-cell>
          <table:table-cell office:value-type="float" office:value="77">
            <text:p>77</text:p>
          </table:table-cell>
          <table:table-cell table:style-name="ce3"/>
          <table:table-cell/>
          <table:table-cell table:style-name="ce1" office:value-type="string">
            <text:p>[UFC/100ml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rho_c_in</text:p>
          </table:table-cell>
          <table:table-cell table:style-name="ce1" office:value-type="string">
            <text:p>input</text:p>
          </table:table-cell>
          <table:table-cell table:style-name="ce2" office:value-type="float" office:value="0">
            <text:p>0</text:p>
          </table:table-cell>
          <table:table-cell office:value-type="float" office:value="78">
            <text:p>78</text:p>
          </table:table-cell>
          <table:table-cell table:style-name="ce3"/>
          <table:table-cell/>
          <table:table-cell office:value-type="string">
            <text:p>[ml/L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,1]</text:p>
          </table:table-cell>
          <table:table-cell table:style-name="ce1" office:value-type="string">
            <text:p>input</text:p>
          </table:table-cell>
          <table:table-cell table:style-name="ce4" office:value-type="float" office:value="1">
            <text:p>1</text:p>
          </table:table-cell>
          <table:table-cell office:value-type="float" office:value="93">
            <text:p>93</text:p>
          </table:table-cell>
          <table:table-cell table:style-name="ce3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4">
            <text:p>94</text:p>
          </table:table-cell>
          <table:table-cell table:style-name="ce3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5">
            <text:p>9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6">
            <text:p>9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7">
            <text:p>9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8">
            <text:p>9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9">
            <text:p>9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2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1">
            <text:p>10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2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2">
            <text:p>10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2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3">
            <text:p>10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2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4">
            <text:p>10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2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5">
            <text:p>10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2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6">
            <text:p>10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2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7">
            <text:p>10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2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8">
            <text:p>10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3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9">
            <text:p>10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3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0">
            <text:p>11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3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1">
            <text:p>11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3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2">
            <text:p>11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3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3">
            <text:p>11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3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4">
            <text:p>11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3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5">
            <text:p>11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3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6">
            <text:p>11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4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7">
            <text:p>11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4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8">
            <text:p>11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4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9">
            <text:p>11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4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0">
            <text:p>12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4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1">
            <text:p>12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4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2">
            <text:p>12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4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3">
            <text:p>12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4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4">
            <text:p>12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5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5">
            <text:p>12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5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6">
            <text:p>12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5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7">
            <text:p>12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5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8">
            <text:p>12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5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9">
            <text:p>12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5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0">
            <text:p>13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5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1">
            <text:p>13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5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2">
            <text:p>13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6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3">
            <text:p>13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6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4">
            <text:p>13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6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5">
            <text:p>13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6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6">
            <text:p>13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6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7">
            <text:p>13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6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8">
            <text:p>13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6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9">
            <text:p>13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6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0">
            <text:p>14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7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1">
            <text:p>14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7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2">
            <text:p>14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7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3">
            <text:p>14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7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4">
            <text:p>14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7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5">
            <text:p>14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7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6">
            <text:p>14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7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7">
            <text:p>14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7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8">
            <text:p>14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8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9">
            <text:p>14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8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8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1">
            <text:p>15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8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2">
            <text:p>15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8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3">
            <text:p>15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8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4">
            <text:p>15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8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5">
            <text:p>15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8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6">
            <text:p>15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9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7">
            <text:p>15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9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8">
            <text:p>15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9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9">
            <text:p>15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9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0">
            <text:p>16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9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1">
            <text:p>16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9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2">
            <text:p>16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9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3">
            <text:p>16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9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4">
            <text:p>16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0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5">
            <text:p>16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0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6">
            <text:p>16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0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7">
            <text:p>16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0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8">
            <text:p>16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0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9">
            <text:p>16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0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70">
            <text:p>17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0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71">
            <text:p>17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2">
          <table:table-cell table:style-name="ce3" table:content-validation-name="val1" office:value-type="string">
            <text:p>vel_prof[10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72">
            <text:p>17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 table:number-rows-repeated="104848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inputs.$A$1:.$G$90"/>
          <table:named-range table:name="_xlnm._FilterDatabase" table:base-cell-address="$parametros.$A$1" table:cell-range-address="$inputs.$A$1:.$G$90"/>
        </table:named-expressions>
      </table:table>
      <table:table table:name="send_to_plc" table:style-name="ta3" table:print="false">
        <office:forms form:automatic-focus="false" form:apply-design-mode="false"/>
        <table:table-column table:style-name="co4" table:default-cell-style-name="Excel_20_Built-in_20_Normal_20_1"/>
        <table:table-column table:style-name="co12" table:default-cell-style-name="ce6"/>
        <table:table-column table:style-name="co3" table:default-cell-style-name="Excel_20_Built-in_20_Normal_20_1"/>
        <table:table-column table:style-name="co13" table:default-cell-style-name="Excel_20_Built-in_20_Normal_20_1"/>
        <table:table-column table:style-name="co14" table:default-cell-style-name="ce8"/>
        <table:table-column table:style-name="co7" table:number-columns-repeated="251" table:default-cell-style-name="Excel_20_Built-in_20_Normal_20_1"/>
        <table:table-row table:style-name="ro2">
          <table:table-cell table:style-name="ce3" office:value-type="string">
            <text:p>name</text:p>
          </table:table-cell>
          <table:table-cell table:style-name="ce5" office:value-type="string">
            <text:p>causal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eference</text:p>
          </table:table-cell>
          <table:table-cell table:style-name="ce5" office:value-type="string">
            <text:p>node_id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concOutA1_1</text:p>
          </table:table-cell>
          <table:table-cell table:style-name="ce1" office:value-type="string">
            <text:p>output</text:p>
          </table:table-cell>
          <table:table-cell/>
          <table:table-cell office:value-type="float" office:value="13">
            <text:p>13</text:p>
          </table:table-cell>
          <table:table-cell table:style-name="Excel_20_Built-in_20_Normal_20_1" office:value-type="string">
            <text:p>ns=3;i=1009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1_2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14">
            <text:p>14</text:p>
          </table:table-cell>
          <table:table-cell table:style-name="Excel_20_Built-in_20_Normal_20_1" office:value-type="string">
            <text:p>ns=3;i=1010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1_3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15">
            <text:p>15</text:p>
          </table:table-cell>
          <table:table-cell table:style-name="Excel_20_Built-in_20_Normal_20_1" office:value-type="string">
            <text:p>ns=3;i=1011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1_4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16">
            <text:p>16</text:p>
          </table:table-cell>
          <table:table-cell table:style-name="Excel_20_Built-in_20_Normal_20_1" office:value-type="string">
            <text:p>ns=3;i=1012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1_5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17">
            <text:p>17</text:p>
          </table:table-cell>
          <table:table-cell table:style-name="Excel_20_Built-in_20_Normal_20_1" office:value-type="string">
            <text:p>ns=3;i=1013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1_6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18">
            <text:p>18</text:p>
          </table:table-cell>
          <table:table-cell table:style-name="Excel_20_Built-in_20_Normal_20_1" office:value-type="string">
            <text:p>ns=3;i=1014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1_7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19">
            <text:p>19</text:p>
          </table:table-cell>
          <table:table-cell table:style-name="Excel_20_Built-in_20_Normal_20_1" office:value-type="string">
            <text:p>ns=3;i=1015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2_1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27">
            <text:p>27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2_2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28">
            <text:p>28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2_3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29">
            <text:p>29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2_4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30">
            <text:p>30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2_5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31">
            <text:p>31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2_6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32">
            <text:p>32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2_7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33">
            <text:p>33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3_1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41">
            <text:p>41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3_2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42">
            <text:p>42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3_3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43">
            <text:p>43</text:p>
          </table:table-cell>
          <table:table-cell table:style-name="Excel_20_Built-in_20_Normal_20_1" office:value-type="string">
            <text:p>ns=3;i=1016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3_4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44">
            <text:p>44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3_5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45">
            <text:p>45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3_6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46">
            <text:p>46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A3_7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47">
            <text:p>47</text:p>
          </table:table-cell>
          <table:table-cell table:style-name="ce7" office:value-type="string">
            <text:p>ns=3;i=1017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C_1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55">
            <text:p>55</text:p>
          </table:table-cell>
          <table:table-cell table:style-name="Excel_20_Built-in_20_Normal_20_1" office:value-type="string">
            <text:p>ns=3;i=1018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C_2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56">
            <text:p>56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C_3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57">
            <text:p>57</text:p>
          </table:table-cell>
          <table:table-cell table:style-name="Excel_20_Built-in_20_Normal_20_1" office:value-type="string">
            <text:p>ns=3;i=1019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C_4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58">
            <text:p>58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C_5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59">
            <text:p>59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C_6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60">
            <text:p>60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concOutC_7</text:p>
          </table:table-cell>
          <table:table-cell table:style-name="ce5" office:value-type="string">
            <text:p>output</text:p>
          </table:table-cell>
          <table:table-cell/>
          <table:table-cell office:value-type="float" office:value="61">
            <text:p>61</text:p>
          </table:table-cell>
          <table:table-cell table:style-name="Excel_20_Built-in_20_Normal_20_1" office:value-type="string">
            <text:p>ns=3;i=1020</text:p>
          </table:table-cell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rho_a1_in</text:p>
          </table:table-cell>
          <table:table-cell table:style-name="ce5" office:value-type="string">
            <text:p>input</text:p>
          </table:table-cell>
          <table:table-cell office:value-type="float" office:value="100000">
            <text:p>100000</text:p>
          </table:table-cell>
          <table:table-cell office:value-type="float" office:value="75">
            <text:p>75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rho_a2_in</text:p>
          </table:table-cell>
          <table:table-cell table:style-name="ce5" office:value-type="string">
            <text:p>input</text:p>
          </table:table-cell>
          <table:table-cell office:value-type="float" office:value="8000">
            <text:p>8000</text:p>
          </table:table-cell>
          <table:table-cell office:value-type="float" office:value="76">
            <text:p>76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rho_a3_in</text:p>
          </table:table-cell>
          <table:table-cell table:style-name="ce5" office:value-type="string">
            <text:p>input</text:p>
          </table:table-cell>
          <table:table-cell office:value-type="float" office:value="1000">
            <text:p>1000</text:p>
          </table:table-cell>
          <table:table-cell office:value-type="float" office:value="77">
            <text:p>77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table:style-name="ce3" table:content-validation-name="val1" office:value-type="string">
            <text:p>abs_in</text:p>
          </table:table-cell>
          <table:table-cell table:style-name="ce5" office:value-type="string">
            <text:p>input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Excel_20_Built-in_20_Normal_20_1"/>
          <table:table-cell table:number-columns-repeated="251"/>
        </table:table-row>
        <table:table-row table:style-name="ro2">
          <table:table-cell office:value-type="string">
            <text:p>rho_c_in</text:p>
          </table:table-cell>
          <table:table-cell table:style-name="ce5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style-name="Excel_20_Built-in_20_Normal_20_1"/>
          <table:table-cell table:number-columns-repeated="251"/>
        </table:table-row>
        <table:table-row table:style-name="ro1" table:number-rows-repeated="1048541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send_to_plc.$A$1:.$E$33"/>
        </table:named-expressions>
      </table:table>
      <table:named-expressions>
        <table:named-range table:name="Excel_BuiltIn__FilterDatabase_1" table:base-cell-address="$parametros.$A$1" table:cell-range-address="$inputs.$A$1:.$E$90"/>
        <table:named-expression table:name="Excel_BuiltIn__FilterDatabase_1_1" table:base-cell-address="$parametros.$A$1" table:expression="0"/>
        <table:named-range table:name="Excel_BuiltIn__FilterDatabase_2" table:base-cell-address="$parametros.$A$1" table:cell-range-address="$inputs.$A$1:.$G$90"/>
        <table:named-expression table:name="Tabla1" table:base-cell-address="$parametros.$A$1" table:expression="#ref!"/>
        <table:named-range table:name="Tabla2" table:base-cell-address="$parametros.$A$1" table:cell-range-address="$parametros.$A$1:.$D$28"/>
        <table:named-range table:name="Tabla3" table:base-cell-address="$parametros.$A$1" table:cell-range-address="$inputs.$A$1:.$E$90"/>
        <table:named-range table:name="Tabla4" table:base-cell-address="$parametros.$A$1" table:cell-range-address="$send_to_plc.$A$1:.$E$33"/>
        <table:named-expression table:name="Tabla6" table:base-cell-address="$parametros.$A$1" table:expression="#ref!"/>
        <table:named-range table:name="_xlnm._FilterDatabase_1" table:base-cell-address="$parametros.$A$1" table:cell-range-address="$inputs.$A$1:.$G$90"/>
        <table:named-range table:name="__Anonymous_Sheet_DB__1" table:base-cell-address="$parametros.$A$1" table:cell-range-address="$inputs.$A$1:.$G$90"/>
        <table:named-range table:name="__Anonymous_Sheet_DB__2" table:base-cell-address="$parametros.$A$1" table:cell-range-address="$parametros.$A$1:.$F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number:min-integer-digits="1" number:grouping="true"/>
      <number:text> € </number:text>
    </number:number-style>
    <number:number-style style:name="N120P2" style:volatile="true">
      <number:text> -</number:text>
      <number:number number:decimal-places="0" number:min-integer-digits="0"/>
      <number:text>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35cm solid #7f7f7f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1" style:display-name="Excel_BuiltIn_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ueno" style:display-name="Excel_BuiltIn_Buen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3">13/12/2023</text:date>, <text:time>16:40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arametros" style:display-name="PageStyle_parame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s" style:display-name="PageStyle_inpu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5f_to_5f_plc" style:display-name="PageStyle_send_to_pl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_5f_description" style:display-name="PageStyle_model_descript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3T16:40:44.05</dc:date>
    <meta:editing-cycles>45</meta:editing-cycles>
    <meta:editing-duration>P23DT23H25M11S</meta:editing-duration>
    <meta:generator>OpenOffice/4.1.14$Win32 OpenOffice.org_project/4114m1$Build-9811</meta:generator>
    <meta:document-statistic meta:table-count="3" meta:cell-count="597" meta:object-count="0"/>
  </office:meta>
</office:document-meta>
</file>